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62fd" officeooo:paragraph-rsid="000f62fd"/>
    </style:style>
    <style:style style:name="P2" style:family="paragraph" style:parent-style-name="Standard">
      <style:text-properties officeooo:rsid="00133cce" officeooo:paragraph-rsid="00133cce"/>
    </style:style>
    <style:style style:name="P3" style:family="paragraph" style:parent-style-name="Standard">
      <style:paragraph-properties>
        <style:tab-stops>
          <style:tab-stop style:position="3.545cm"/>
        </style:tab-stops>
      </style:paragraph-properties>
      <style:text-properties officeooo:rsid="00133cce" officeooo:paragraph-rsid="001a1b27"/>
    </style:style>
    <style:style style:name="T1" style:family="text">
      <style:text-properties fo:color="#800000"/>
    </style:style>
    <style:style style:name="T2" style:family="text">
      <style:text-properties fo:color="#800000" style:font-name="Courier 10 Pitch"/>
    </style:style>
    <style:style style:name="T3" style:family="text">
      <style:text-properties fo:color="#800000" style:font-name="Courier 10 Pitch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st front-end applications communicate with backend services over the HTTP protocol. Modern browsers support two different APIs for making HTTP requests: the <text:span text:style-name="T3">XMLHttpRequest</text:span> interface and the <text:span text:style-name="T3">fetch()</text:span> API.</text:p>
      <text:p text:style-name="P2"/>
      <text:p text:style-name="P3">With <text:span text:style-name="T3">HttpClient</text:span>, <text:span text:style-name="T3">@angular/common/http</text:span> provides a simplified API for HTTP functionality for use with Angular applications, building on top of the <text:span text:style-name="T3">XMLHttpRequest</text:span> interface exposed by browsers. Additional benefits of <text:span text:style-name="T3">HttpClient</text:span> include testability support, strong typing of request and response objects, request and response interceptor support, and better error handling via apis based on Observables.</text:p>
      <text:p text:style-name="P2"/>
      <text:p text:style-name="P2"/>
      <text:p text:style-name="P1">/src/app$ ng generate service data</text:p>
      <text:p text:style-name="P1"><text:s text:c="2"/>create src/app/data.service.spec.ts (362 bytes)</text:p>
      <text:p text:style-name="P1"><text:s text:c="2"/>create src/app/data.service.ts (110 bytes)</text:p>
      <text:p text:style-name="P1">../src/app$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6:35:57.443670753</meta:creation-date>
    <meta:generator>LibreOffice/5.1.6.2$Linux_X86_64 LibreOffice_project/10m0$Build-2</meta:generator>
    <dc:date>2017-11-16T06:43:25.536589746</dc:date>
    <meta:editing-duration>PT7M25S</meta:editing-duration>
    <meta:editing-cycles>8</meta:editing-cycles>
    <meta:document-statistic meta:table-count="0" meta:image-count="0" meta:object-count="0" meta:page-count="1" meta:paragraph-count="6" meta:word-count="95" meta:character-count="741" meta:non-whitespace-character-count="648"/>
  </office:meta>
</office:document-meta>
</file>